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1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text-properties officeooo:rsid="001bbdd1" officeooo:paragraph-rsid="001dd851"/>
    </style:style>
    <style:style style:name="P11" style:family="paragraph" style:parent-style-name="Standard">
      <style:text-properties officeooo:rsid="00209519" officeooo:paragraph-rsid="00209519"/>
    </style:style>
    <style:style style:name="P12" style:family="paragraph" style:parent-style-name="Standard">
      <style:text-properties officeooo:rsid="0028b79f" officeooo:paragraph-rsid="0028b79f"/>
    </style:style>
    <style:style style:name="P13" style:family="paragraph" style:parent-style-name="Standard">
      <style:text-properties officeooo:rsid="0028b9d2" officeooo:paragraph-rsid="0028b9d2"/>
    </style:style>
    <style:style style:name="P14" style:family="paragraph" style:parent-style-name="Standard">
      <style:text-properties officeooo:rsid="00298f13" officeooo:paragraph-rsid="00298f13"/>
    </style:style>
    <style:style style:name="P15" style:family="paragraph" style:parent-style-name="Standard">
      <style:paragraph-properties fo:break-before="page"/>
      <style:text-properties officeooo:rsid="001bbdd1" officeooo:paragraph-rsid="001bbdd1"/>
    </style:style>
    <style:style style:name="P16" style:family="paragraph" style:parent-style-name="Text_20_body">
      <style:text-properties officeooo:rsid="001bbdd1" officeooo:paragraph-rsid="001bbdd1"/>
    </style:style>
    <style:style style:name="P17" style:family="paragraph" style:parent-style-name="Table_20_Contents">
      <style:text-properties officeooo:rsid="001614ef" officeooo:paragraph-rsid="001614ef"/>
    </style:style>
    <style:style style:name="P18" style:family="paragraph" style:parent-style-name="Table_20_Contents">
      <style:text-properties officeooo:rsid="001bbdd1" officeooo:paragraph-rsid="001bbdd1"/>
    </style:style>
    <style:style style:name="P19" style:family="paragraph" style:parent-style-name="Table_20_Contents">
      <style:text-properties officeooo:rsid="001dd851" officeooo:paragraph-rsid="001dd851"/>
    </style:style>
    <style:style style:name="P20" style:family="paragraph" style:parent-style-name="Table_20_Contents">
      <style:text-properties officeooo:rsid="001f0565" officeooo:paragraph-rsid="001f0565"/>
    </style:style>
    <style:style style:name="P21" style:family="paragraph" style:parent-style-name="Table_20_Contents">
      <style:text-properties officeooo:rsid="00209519" officeooo:paragraph-rsid="00209519"/>
    </style:style>
    <style:style style:name="P22" style:family="paragraph" style:parent-style-name="Table_20_Contents">
      <style:text-properties officeooo:rsid="0028b79f" officeooo:paragraph-rsid="0028b79f"/>
    </style:style>
    <style:style style:name="P23" style:family="paragraph" style:parent-style-name="Standard">
      <style:text-properties officeooo:rsid="002afa12" officeooo:paragraph-rsid="002afa12"/>
    </style:style>
    <style:style style:name="P24" style:family="paragraph" style:parent-style-name="Standard">
      <style:text-properties officeooo:rsid="001bbdd1" officeooo:paragraph-rsid="001bbdd1"/>
    </style:style>
    <style:style style:name="P25" style:family="paragraph" style:parent-style-name="Text_20_body">
      <style:text-properties officeooo:rsid="0018aea4" officeooo:paragraph-rsid="0018aea4"/>
    </style:style>
    <style:style style:name="P26" style:family="paragraph" style:parent-style-name="Text_20_body">
      <style:text-properties officeooo:rsid="002afa12" officeooo:paragraph-rsid="002afa12"/>
    </style:style>
    <style:style style:name="P27" style:family="paragraph" style:parent-style-name="Table_20_Contents">
      <style:text-properties officeooo:rsid="001614ef" officeooo:paragraph-rsid="002afa12"/>
    </style:style>
    <style:style style:name="P28" style:family="paragraph" style:parent-style-name="Table_20_Contents">
      <style:text-properties officeooo:rsid="002afa12" officeooo:paragraph-rsid="002afa12"/>
    </style:style>
    <style:style style:name="P29" style:family="paragraph" style:parent-style-name="Table_20_Contents">
      <style:text-properties officeooo:rsid="001bbdd1" officeooo:paragraph-rsid="001bbdd1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19a2"/>
    </style:style>
    <style:style style:name="T4" style:family="text">
      <style:text-properties officeooo:rsid="0018aea4"/>
    </style:style>
    <style:style style:name="T5" style:family="text">
      <style:text-properties officeooo:rsid="001a6449"/>
    </style:style>
    <style:style style:name="T6" style:family="text">
      <style:text-properties officeooo:rsid="001bbdd1"/>
    </style:style>
    <style:style style:name="T7" style:family="text">
      <style:text-properties officeooo:rsid="001d624e"/>
    </style:style>
    <style:style style:name="T8" style:family="text">
      <style:text-properties officeooo:rsid="001f0565"/>
    </style:style>
    <style:style style:name="T9" style:family="text">
      <style:text-properties officeooo:rsid="00215a66"/>
    </style:style>
    <style:style style:name="T10" style:family="text">
      <style:text-properties officeooo:rsid="002afa12"/>
    </style:style>
    <style:style style:name="T11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6">2021/1<text:span text:style-name="T10">2</text:span>/1<text:span text:style-name="T10">2</text:span></text:p>
      <text:h text:style-name="Heading_20_2" text:outline-level="2">Conversions <text:span text:style-name="T6">NMEA2000-&gt;NMEA0183</text:span></text:h>
      <text:p text:style-name="P25">DIN: Seasmart, on for all messages if enabled in config</text:p>
      <text:p text:style-name="P26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N2K</text:p>
          </table:table-cell>
          <table:table-cell table:style-name="Table1.A1" office:value-type="string">
            <text:p text:style-name="P17">NMEA0183</text:p>
          </table:table-cell>
          <table:table-cell table:style-name="Table1.A1" office:value-type="string">
            <text:p text:style-name="P17">Hint</text:p>
          </table:table-cell>
          <table:table-cell table:style-name="Table1.D1" office:value-type="string">
            <text:p text:style-name="P27">Implemented </text:p>
            <text:p text:style-name="P27"><text:span text:style-name="T3">(X: 20211113)</text:span></text:p>
            <text:p text:style-name="P28">(I: 202112xx)</text:p>
            <text:p text:style-name="P28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 <text:span text:style-name="T9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4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51 Rate of Tur<text:span text:style-name="T4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1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23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14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<text:span text:style-name="T10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14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<text:span text:style-name="T10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<text:span text:style-name="T5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ext:soft-page-break/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2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3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<text:span text:style-name="T11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</text:p>
            <text:p text:style-name="P14">X<text:span text:style-name="T10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<text:span text:style-name="T11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<text:span text:style-name="T11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<text:span text:style-name="T11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<text:span text:style-name="T11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<text:span text:style-name="T11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ext:soft-page-break/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5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8">NMEA0183</text:p>
          </table:table-cell>
          <table:table-cell table:style-name="Table2.A1" office:value-type="string">
            <text:p text:style-name="P18">NMEA2000</text:p>
          </table:table-cell>
          <table:table-cell table:style-name="Table2.A1" office:value-type="string">
            <text:p text:style-name="P18">Hint</text:p>
          </table:table-cell>
          <table:table-cell table:style-name="Table2.D1" office:value-type="string">
            <text:p text:style-name="P18">Implemented<text:line-break/>(X: 20211113)</text:p>
            <text:p text:style-name="P28">(I: 202112xx)<text:line-break/>(XDR: xdr mappings)</text:p>
          </table:table-cell>
        </table:table-row>
        <table:table-row>
          <table:table-cell table:style-name="Table2.A2" office:value-type="string">
            <text:p text:style-name="P18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7">Data – </text:span>Route/WP information</text:p>
          </table:table-cell>
          <table:table-cell table:style-name="Table2.A2" office:value-type="string">
            <text:p text:style-name="P9"><text:s/><text:span text:style-name="T8">Maintain internal list of waypoints</text:span></text:p>
          </table:table-cell>
          <table:table-cell table:style-name="Table2.D2" office:value-type="string">
            <text:p text:style-name="P20">X</text:p>
          </table:table-cell>
        </table:table-row>
        <table:table-row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<text:soft-page-break/>127258 Magnetic Variation</text:p>
            <text:p text:style-name="P9"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only one rudder (instance 0)</text:p>
          </table:table-cell>
        </table:table-row>
        <table:table-row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no VWT</text:p>
          </table:table-cell>
        </table:table-row>
        <table:table-row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2">I</text:p>
          </table:table-cell>
        </table:table-row>
        <table:table-row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0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0">129038 AIS Class A Position Report</text:p>
            <text:p text:style-name="P10">129039 AIS Class B Position Report</text:p>
            <text:p text:style-name="P10">129040 AIS Class B Extended Position Report</text:p>
            <text:p text:style-name="P10">129041 AIS Aids to Navigation (AtoN) Report</text:p>
            <text:p text:style-name="P10">129793 AIS UTC and Date Report</text:p>
            <text:p text:style-name="P10"><text:soft-page-break/>129794 AIS Class A Static and Voyage Related Data</text:p>
            <text:p text:style-name="P10">129798 AIS SAR Aircraft Position Report</text:p>
            <text:p text:style-name="P10">129809 AIS Class B «CS» Static Data Report, Part A</text:p>
            <text:p text:style-name="P10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129038, 129039, 129794,129809,129810</text:p>
          </table:table-cell>
        </table:table-row>
        <table:table-row table:style-name="Table2.31">
          <table:table-cell table:style-name="Table2.A2" office:value-type="string">
            <text:p text:style-name="P23">XDR</text:p>
          </table:table-cell>
          <table:table-cell table:style-name="Table2.A2" office:value-type="string">
            <text:p text:style-name="P23">Transducers</text:p>
          </table:table-cell>
          <table:table-cell table:style-name="Table2.A2" office:value-type="string">
            <text:p text:style-name="P8">127505, 127508, 130312, 130314, 130313, 127489, 127488</text:p>
          </table:table-cell>
          <table:table-cell table:style-name="Table2.D2" office:value-type="string">
            <text:p text:style-name="P28">XDR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4:53.160071801</meta:creation-date>
    <dc:date>2021-12-12T22:10:57.967132902</dc:date>
    <meta:editing-duration>P1DT1H51M46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6" meta:paragraph-count="271" meta:word-count="822" meta:character-count="4549" meta:non-whitespace-character-count="3986"/>
  </office:meta>
</office:document-meta>
</file>